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468a1a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0.75cm" fo:min-width="4.25cm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75cm" fo:min-width="2.25cm"/>
      <style:paragraph-properties style:writing-mode="lr-tb"/>
    </style:style>
    <style:style style:name="gr16" style:family="graphic" style:parent-style-name="standard">
      <style:graphic-properties draw:fill-color="#468a1a" draw:textarea-horizontal-align="justify" draw:textarea-vertical-align="middle" draw:auto-grow-height="false" fo:min-height="0.75cm" fo:min-width="3.25cm"/>
      <style:paragraph-properties style:writing-mode="lr-tb"/>
    </style:style>
    <style:style style:name="gr17" style:family="graphic" style:parent-style-name="standard">
      <style:graphic-properties draw:fill-color="#468a1a" draw:textarea-horizontal-align="justify" draw:textarea-vertical-align="middle" draw:auto-grow-height="false" fo:min-height="1.5cm" fo:min-width="2.75cm"/>
      <style:paragraph-properties style:writing-mode="lr-tb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2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6" style:family="graphic" style:parent-style-name="standard">
      <style:graphic-properties draw:fill-color="#468a1a" draw:textarea-horizontal-align="justify" draw:textarea-vertical-align="middle" draw:auto-grow-height="false" fo:min-height="1.75cm" fo:min-width="6.25cm"/>
      <style:paragraph-properties style:writing-mode="lr-tb"/>
    </style:style>
    <style:style style:name="gr27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8" style:family="graphic" style:parent-style-name="standard">
      <style:graphic-properties draw:fill-color="#e6e905" draw:textarea-horizontal-align="justify" draw:textarea-vertical-align="middle" draw:auto-grow-height="false" fo:min-height="1.5cm" fo:min-width="4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88cm" fo:min-width="1.97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988cm" fo:min-width="1.798cm"/>
      <style:paragraph-properties style:writing-mode="lr-tb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objectwithoutfill">
      <style:graphic-properties draw:marker-end="Arrowheads_20_2" draw:marker-end-width="0.3cm" draw:fill="none" draw:textarea-vertical-align="middle"/>
    </style:style>
    <style:style style:name="gr33" style:family="graphic" style:parent-style-name="objectwithoutfill">
      <style:graphic-properties draw:marker-end="Arrowheads_20_3" draw:marker-end-width="0.3cm" draw:fill="none" draw:textarea-vertical-align="middle"/>
    </style:style>
    <style:style style:name="gr34" style:family="graphic" style:parent-style-name="standard">
      <style:graphic-properties draw:fill-color="#468a1a" draw:textarea-horizontal-align="justify" draw:textarea-vertical-align="middle" draw:auto-grow-height="false" fo:min-height="2cm" fo:min-width="4.25cm"/>
      <style:paragraph-properties style:writing-mode="lr-tb"/>
    </style:style>
    <style:style style:name="gr35" style:family="graphic" style:parent-style-name="standard">
      <style:graphic-properties draw:fill-color="#468a1a" draw:textarea-horizontal-align="justify" draw:textarea-vertical-align="middle" draw:auto-grow-height="false" fo:min-height="1.25cm" fo:min-width="5cm"/>
      <style:paragraph-properties style:writing-mode="lr-tb"/>
    </style:style>
    <style:style style:name="gr36" style:family="graphic" style:parent-style-name="objectwithoutfill">
      <style:graphic-properties draw:marker-end="Arrowheads_20_4" draw:marker-end-width="0.3cm" draw:fill="none" draw:textarea-vertical-align="middle"/>
    </style:style>
    <style:style style:name="gr37" style:family="graphic" style:parent-style-name="objectwithoutfill">
      <style:graphic-properties draw:marker-end="Arrowheads_20_5" draw:marker-end-width="0.3cm" draw:fill="none" draw:textarea-vertical-align="middle"/>
    </style:style>
    <style:style style:name="gr38" style:family="graphic" style:parent-style-name="objectwithoutfill">
      <style:graphic-properties draw:marker-end="Arrowheads_20_6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634cm" fo:min-width="1.092cm"/>
      <style:paragraph-properties style:writing-mode="lr-tb"/>
    </style:style>
    <style:style style:name="gr40" style:family="graphic" style:parent-style-name="objectwithoutfill">
      <style:graphic-properties draw:marker-end="Arrowheads_20_7" draw:marker-end-width="0.3cm" draw:fill="none" draw:textarea-vertical-align="middle"/>
    </style:style>
    <style:style style:name="gr41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468a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68a1a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c9211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468a1a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.25cm" svg:x="1.25cm" svg:y="1.25cm">
          <text:p text:style-name="P1">ROADMAP test_bui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.5cm" svg:x="0.75cm" svg:y="20.75cm">
          <text:p text:style-name="P2"><text:span text:style-name="T1">Agents </text:span><text:span text:style-name="T1">(database+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75cm" svg:x="5.5cm" svg:y="7cm">
          <text:p text:style-name="P2"><text:span text:style-name="T1">workplaces(visual+database+c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4.25cm" svg:y="18.25cm">
          <text:p text:style-name="P1">Global ressource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5cm" svg:y1="7.75cm" svg:x2="13.25cm" svg:y2="10cm">
          <text:p/>
        </draw:line>
        <draw:line draw:style-name="gr6" draw:text-style-name="P4" draw:layer="layout" svg:x1="5.25cm" svg:y1="21.75cm" svg:x2="13.75cm" svg:y2="12cm">
          <text:p/>
        </draw:line>
        <draw:line draw:style-name="gr7" draw:text-style-name="P4" draw:layer="layout" svg:x1="9.25cm" svg:y1="18.75cm" svg:x2="19.75cm" svg:y2="10.5cm">
          <text:p/>
        </draw:line>
        <draw:custom-shape draw:style-name="gr8" draw:text-style-name="P1" draw:layer="layout" svg:width="4.5cm" svg:height="2cm" svg:x="16.75cm" svg:y="8.5cm">
          <text:p text:style-name="P1">People producing ressourc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0.5cm" svg:y="10cm">
          <text:p text:style-name="P1">Global time system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5cm" svg:y1="10.75cm" svg:x2="10cm" svg:y2="10.75cm">
          <text:p/>
        </draw:line>
        <draw:custom-shape draw:style-name="gr11" draw:text-style-name="P5" draw:layer="layout" svg:width="3.5cm" svg:height="1cm" svg:x="7.5cm" svg:y="13cm">
          <text:p text:style-name="P1">UI clock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5cm" svg:y1="11.25cm" svg:x2="8.5cm" svg:y2="13cm">
          <text:p/>
        </draw:line>
        <draw:custom-shape draw:style-name="gr13" draw:text-style-name="P1" draw:layer="layout" svg:width="4.75cm" svg:height="1cm" svg:x="10.75cm" svg:y="1.5cm"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75cm" svg:height="1cm" svg:x="16cm" svg:y="1.5cm">
          <text:p text:style-name="P1">Worked on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5cm" svg:height="1cm" svg:x="21.25cm" svg:y="1.5cm">
          <text:p text:style-name="P1">blocked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cm" svg:x="24.5cm" svg:y="1.5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10.25cm" svg:y="10cm">
          <text:p text:style-name="P1">Worktime schedul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5cm" svg:height="1.75cm" svg:x="0.75cm" svg:y="7cm">
          <text:p text:style-name="P2"><text:span text:style-name="T1">Multiple object situation function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cm" svg:y1="8cm" svg:x2="5.5cm" svg:y2="8cm">
          <text:p/>
        </draw:line>
        <draw:line draw:style-name="gr19" draw:text-style-name="P4" draw:layer="layout" svg:x1="15.25cm" svg:y1="10.75cm" svg:x2="16.75cm" svg:y2="10.25cm">
          <text:p/>
        </draw:line>
        <draw:line draw:style-name="gr20" draw:text-style-name="P4" draw:layer="layout" svg:x1="8.5cm" svg:y1="9cm" svg:x2="13.75cm" svg:y2="19.5cm">
          <text:p/>
        </draw:line>
        <draw:line draw:style-name="gr21" draw:text-style-name="P4" draw:layer="layout" svg:x1="5.25cm" svg:y1="21.5cm" svg:x2="13cm" svg:y2="23.75cm">
          <text:p/>
        </draw:line>
        <draw:custom-shape draw:style-name="gr22" draw:text-style-name="P1" draw:layer="layout" svg:width="5.75cm" svg:height="2cm" svg:x="13.25cm" svg:y="23cm">
          <text:p text:style-name="P1">Save system 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75cm" svg:height="1.25cm" svg:x="1cm" svg:y="23.25cm">
          <text:p text:style-name="P1">menu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5cm" svg:y1="24cm" svg:x2="13cm" svg:y2="24.75cm">
          <text:p/>
        </draw:line>
        <draw:line draw:style-name="gr25" draw:text-style-name="P4" draw:layer="layout" svg:x1="5.25cm" svg:y1="21.5cm" svg:x2="12.75cm" svg:y2="21.25cm">
          <text:p/>
        </draw:line>
        <draw:custom-shape draw:style-name="gr26" draw:text-style-name="P5" draw:layer="layout" svg:width="6.75cm" svg:height="2cm" svg:x="13cm" svg:y="20cm">
          <text:p text:style-name="P1">Agents that work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5cm" svg:y1="12cm" svg:x2="16cm" svg:y2="19.75cm">
          <text:p/>
        </draw:line>
        <draw:custom-shape draw:style-name="gr28" draw:text-style-name="P9" draw:layer="layout" svg:width="5cm" svg:height="1.75cm" svg:x="20.5cm" svg:y="16.25cm">
          <text:p text:style-name="P8">Building deletion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cm" svg:height="1.75cm" svg:x="12.5cm" svg:y="25.75cm">
          <text:p text:style-name="P8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3.25cm" svg:height="1.75cm" svg:x="16.5cm" svg:y="25.75cm">
          <text:p text:style-name="P8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4" draw:layer="layout" svg:x1="14.25cm" svg:y1="25.75cm" svg:x2="14.5cm" svg:y2="25cm">
          <text:p/>
        </draw:line>
        <draw:line draw:style-name="gr32" draw:text-style-name="P4" draw:layer="layout" svg:x1="18.25cm" svg:y1="25.75cm" svg:x2="17.5cm" svg:y2="25cm">
          <text:p/>
        </draw:line>
        <draw:line draw:style-name="gr33" draw:text-style-name="P4" draw:layer="layout" svg:x1="19.75cm" svg:y1="21.75cm" svg:x2="21.25cm" svg:y2="22.75cm">
          <text:p/>
        </draw:line>
        <draw:custom-shape draw:style-name="gr34" draw:text-style-name="P10" draw:layer="layout" svg:width="4.75cm" svg:height="2.25cm" svg:x="21.25cm" svg:y="22.25cm">
          <text:p text:style-name="P8">Update workplace each day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5.5cm" svg:height="1.5cm" svg:x="22.25cm" svg:y="25.25cm">
          <text:p text:style-name="P11">Update domicile each day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19.25cm" svg:y1="22cm" svg:x2="22.25cm" svg:y2="26cm">
          <text:p/>
        </draw:line>
        <draw:line draw:style-name="gr37" draw:text-style-name="P4" draw:layer="layout" svg:x1="27.5cm" svg:y1="25.25cm" svg:x2="25.5cm" svg:y2="18cm">
          <text:p/>
        </draw:line>
        <draw:line draw:style-name="gr38" draw:text-style-name="P4" draw:layer="layout" svg:x1="22.75cm" svg:y1="22.25cm" svg:x2="22.5cm" svg:y2="18cm">
          <text:p/>
        </draw:line>
        <draw:custom-shape draw:style-name="gr39" draw:text-style-name="P13" draw:layer="layout" svg:width="2.25cm" svg:height="1.25cm" svg:x="1.5cm" svg:y="25.5cm">
          <text:p text:style-name="P13">visu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draw:layer="layout" svg:width="2.25cm" svg:height="1.25cm" svg:x="4.25cm" svg:y="25.5cm">
          <text:p text:style-name="P13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4" draw:layer="layout" svg:x1="5.25cm" svg:y1="25.5cm" svg:x2="4.5cm" svg:y2="24.5cm">
          <text:p/>
        </draw:line>
        <draw:line draw:style-name="gr41" draw:text-style-name="P4" draw:layer="layout" svg:x1="2.75cm" svg:y1="25.5cm" svg:x2="3cm" svg:y2="2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1:36:32.012314244</meta:creation-date>
    <dc:date>2024-06-22T17:42:50.360980895</dc:date>
    <meta:editing-duration>PT1H30M19S</meta:editing-duration>
    <meta:editing-cycles>28</meta:editing-cycles>
    <meta:generator>LibreOffice/7.3.7.2$Linux_X86_64 LibreOffice_project/30$Build-2</meta:generator>
    <meta:document-statistic meta:object-count="43"/>
  </office:meta>
</office:document-meta>
</file>